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utique en ligne sur des produits capilaires</text:p>
      <text:p text:style-name="Standard">trois types de cheveux 3 catégories</text:p>
      <text:p text:style-name="Standard"/>
      <text:p text:style-name="Standard">pages Accueil présenter les produits </text:p>
      <text:p text:style-name="Standard">page A propos</text:p>
      <text:p text:style-name="Standard">page boutique </text:p>
      <text:p text:style-name="Standard">nav qui permet de choisir les categories </text:p>
      <text:p text:style-name="Standard"/>
      <text:p text:style-name="Standard">chaque produit aura sa propre page qui sera afficher graca à un lien get </text:p>
      <text:p text:style-name="Standard"/>
      <text:p text:style-name="Standard">page panier </text:p>
      <text:p text:style-name="Standard"/>
      <text:p text:style-name="Standard">coté back</text:p>
      <text:p text:style-name="Standard"/>
      <text:p text:style-name="Standard">page qui permet à admin d'ajouter des articles et categories et de supprimer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2T10:40:20.03</meta:creation-date>
    <meta:document-statistic meta:table-count="0" meta:image-count="0" meta:object-count="0" meta:page-count="1" meta:paragraph-count="10" meta:word-count="61" meta:character-count="356"/>
    <dc:date>2022-02-22T11:50:40.65</dc:date>
    <meta:editing-duration>PT55M9S</meta:editing-duration>
    <meta:editing-cycles>1</meta:editing-cycles>
    <meta:generator>OpenOffice/4.1.7$Win32 OpenOffice.org_project/417m1$Build-9800</meta:generator>
  </office:meta>
</office:document-meta>
</file>